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953in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s the topic difficult?</text:h>
      <text:p text:style-name="Standard"/>
      <text:p text:style-name="P1">Teacher: <text:tab/>Did you understand everything?</text:p>
      <text:p text:style-name="P1"></text:p>
      <text:p text:style-name="P1">Class: <text:tab/>&lt;nods in agreement&gt;</text:p>
      <text:p text:style-name="P1"></text:p>
      <text:p text:style-name="P1">Teacher <text:tab/>(to himself): Looks as if everything is clear. But the answers were a little unenthusiastic. Let's ask a second time to go sure.</text:p>
      <text:p text:style-name="P1"></text:p>
      <text:p text:style-name="P1">Teacher: <text:tab/>Do you have any questions?</text:p>
      <text:p text:style-name="P1"></text:p>
      <text:p text:style-name="P1">Class: <text:tab/>&lt;silence&gt;</text:p>
      <text:p text:style-name="P1"></text:p>
      <text:p text:style-name="P1">Teacher <text:tab/>(to himself): OK, now I suspect, they didn't understand everything. Let's get them to talk.</text:p>
      <text:p text:style-name="P1"></text:p>
      <text:p text:style-name="P1">Teacher: <text:tab/>Do you find this topic difficult?</text:p>
      <text:p text:style-name="P1"></text:p>
      <text:p text:style-name="P1">Class: <text:tab/>&lt;hushed, but audible&gt; Yes</text:p>
      <text:p text:style-name="P1"></text:p>
      <text:p text:style-name="P1">Teacher <text:tab/>(to himself): Now I know they didn't understand!</text:p>
      <text:p text:style-name="P1"></text:p>
      <text:p text:style-name="P1">...</text:p>
      <text:p text:style-name="P1"></text:p>
      <text:p text:style-name="P1">Teacher: <text:tab/>What do you find difficult to understand?</text:p>
      <text:p text:style-name="P1"></text:p>
      <text:p text:style-name="P1">Class: <text:tab/>(one lone student) Well.. I don't know when to use X and when to use Y.</text:p>
      <text:p text:style-name="P1"></text:p>
      <text:p text:style-name="P1">Teacher: <text:tab/>What would you like to repeat?</text:p>
      <text:p text:style-name="P1"></text:p>
      <text:p text:style-name="P1">Class: <text:tab/>(names 2-3 difficult topics one of which is unexpected)</text:p>
      <text:p text:style-name="P1"></text:p>
      <text:p text:style-name="P1">Teacher: <text:tab/>What questions do you have?</text:p>
      <text:p text:style-name="P1"></text:p>
      <text:p text:style-name="P1">Class: <text:tab/>(thinks for a moment, then pops out a few intelligent questions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8:29:35</meta:creation-date>
    <dc:date>2014-10-27T18:31:11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32" meta:word-count="143" meta:character-count="889" meta:non-whitespace-character-count="717"/>
    <meta:generator>LibreOffice/3.5$Linux_X86_64 LibreOffice_project/350m1$Build-2</meta:generator>
  </office:meta>
</office:document-meta>
</file>